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446b3" officeooo:paragraph-rsid="002446b3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text-properties text:display="none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0b3f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d3d5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978b3" officeooo:paragraph-rsid="002978b3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c758b" officeooo:paragraph-rsid="002c758b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60b3f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2a7677" style:font-size-asian="10pt" style:font-weight-asian="bold" style:font-size-complex="10pt" style:font-weight-complex="bold"/>
    </style:style>
    <style:style style:name="T7" style:family="text">
      <style:text-properties officeooo:rsid="00228d8d"/>
    </style:style>
    <style:style style:name="T8" style:family="text">
      <style:text-properties officeooo:rsid="00260b3f"/>
    </style:style>
    <style:style style:name="T9" style:family="text">
      <style:text-properties officeooo:rsid="0026d3d5"/>
    </style:style>
    <style:style style:name="T10" style:family="text">
      <style:text-properties officeooo:rsid="002a86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8">9</text:span>/<text:span text:style-name="T10">26</text:span> – DIENSTAG</text:p>
          </table:table-cell>
          <table:table-cell table:style-name="Table6.A2" office:value-type="string">
            <text:p text:style-name="P13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0"/>
            <text:p text:style-name="P11">/</text:p>
            <text:p text:style-name="P10"/>
          </table:table-cell>
        </table:table-row>
        <table:table-row table:style-name="Table6.3">
          <table:table-cell table:style-name="Table6.A2" office:value-type="string">
            <text:p text:style-name="P2">2016/0<text:span text:style-name="T8">9</text:span>/<text:span text:style-name="T10">27</text:span> – DIENSTAG</text:p>
          </table:table-cell>
          <table:table-cell table:style-name="Table6.A2" office:value-type="string">
            <text:p text:style-name="P14"/>
            <text:p text:style-name="P14">Mit Vererbung, Packages und abstrakten Klassen beschäftigt.</text:p>
            <text:p text:style-name="P14"/>
          </table:table-cell>
          <table:table-cell table:style-name="Table6.A2" office:value-type="string">
            <text:p text:style-name="P12">0900 <text:span text:style-name="T9">– </text:span>1600</text:p>
          </table:table-cell>
          <table:table-cell table:style-name="Table6.D2" office:value-type="string">
            <text:p text:style-name="P10"/>
            <text:p text:style-name="P11">FU</text:p>
            <text:p text:style-name="P10"/>
          </table:table-cell>
        </table:table-row>
        <table:table-row table:style-name="Table6.4">
          <table:table-cell table:style-name="Table6.A2" office:value-type="string">
            <text:p text:style-name="P2">2016/0<text:span text:style-name="T8">9</text:span>/<text:span text:style-name="T10">28</text:span> – MITTWOCH</text:p>
          </table:table-cell>
          <table:table-cell table:style-name="Table6.A2" office:value-type="string">
            <text:p text:style-name="P14"/>
            <text:p text:style-name="P14">Aufgabe Bibliothek: Simulation einer Bibliothek programmieren, mit den Klassen Buch, Buchliste, Kartei, Karteikarte, Person, Bibliothek.</text:p>
            <text:p text:style-name="P14"/>
          </table:table-cell>
          <table:table-cell table:style-name="Table6.A2" office:value-type="string">
            <text:p text:style-name="P12">0900 <text:span text:style-name="T9">– </text:span>1600</text:p>
          </table:table-cell>
          <table:table-cell table:style-name="Table6.D2" office:value-type="string">
            <text:p text:style-name="P10"/>
            <text:p text:style-name="P11">FU</text:p>
            <text:p text:style-name="P10"/>
          </table:table-cell>
        </table:table-row>
        <table:table-row table:style-name="Table6.5">
          <table:table-cell table:style-name="Table6.A2" office:value-type="string">
            <text:p text:style-name="P2">2016/0<text:span text:style-name="T7">9</text:span>/<text:span text:style-name="T10">29</text:span> – DONNERSTAG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12">0900 <text:span text:style-name="T9">– </text:span>1600</text:p>
          </table:table-cell>
          <table:table-cell table:style-name="Table6.D2" office:value-type="string">
            <text:p text:style-name="P10"/>
            <text:p text:style-name="P11">FU</text:p>
            <text:p text:style-name="P10"/>
          </table:table-cell>
        </table:table-row>
        <table:table-row table:style-name="Table6.6">
          <table:table-cell table:style-name="Table6.A2" office:value-type="string">
            <text:p text:style-name="P2">2016/0<text:span text:style-name="T7">9</text:span>/<text:span text:style-name="T10">30</text:span> – FREITAG</text:p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12">0900 <text:span text:style-name="T9">– </text:span>1600</text:p>
          </table:table-cell>
          <table:table-cell table:style-name="Table6.D2" office:value-type="string">
            <text:p text:style-name="P10"/>
            <text:p text:style-name="P11">FU</text:p>
            <text:p text:style-name="P10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a7677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9</text:span><text:span text:style-name="MT1">/</text:span><text:span text:style-name="MT3">26</text:span><text:span text:style-name="MT1"> – 2016/0</text:span><text:span text:style-name="MT4">9</text:span><text:span text:style-name="MT1">/</text:span><text:span text:style-name="MT3">30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5">3</text:span><text:span text:style-name="MT3">9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8T21:18:15.622103108</dc:date>
    <meta:editing-cycles>23</meta:editing-cycles>
    <dc:title>Header Schule</dc:title>
    <meta:editing-duration>PT1H6M27S</meta:editing-duration>
    <meta:generator>LibreOffice/5.2.1.2$Linux_X86_64 LibreOffice_project/20m0$Build-2</meta:generator>
    <meta:document-statistic meta:table-count="6" meta:image-count="0" meta:object-count="0" meta:page-count="1" meta:paragraph-count="30" meta:word-count="69" meta:character-count="571" meta:non-whitespace-character-count="522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